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be33d" draw:textarea-horizontal-align="justify" draw:textarea-vertical-align="middle" draw:auto-grow-height="false" fo:min-height="7.989cm" fo:min-width="7.8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4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P1" style:family="paragraph">
      <loext:graphic-properties draw:fill-color="#bbe33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text-underline-style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italic" fo:text-shadow="none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05cm" svg:height="11.651cm" svg:x="4.579cm" svg:y="2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755cm" svg:height="1.824cm" svg:x="5.084cm" svg:y="7.225cm">
          <draw:text-box>
            <text:p><text:span text:style-name="T1">Cinnamon</text:span></text:p>
            <text:p><text:span text:style-name="T1"><text:s text:c="3"/></text:span><text:span text:style-name="T1">64 bit</text:span></text:p>
          </draw:text-box>
        </draw:frame>
        <draw:custom-shape draw:style-name="gr1" draw:text-style-name="P1" draw:layer="layout" svg:width="11.805cm" svg:height="11.651cm" svg:x="4.63cm" svg:y="1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258cm" svg:height="2.384cm" svg:x="8.342cm" svg:y="3.358cm">
          <draw:text-box>
            <text:p text:style-name="P3"><text:span text:style-name="T2">Linux mint 21.1</text:span></text:p>
            <text:p text:style-name="P3"><text:span text:style-name="T2">vera</text:span></text:p>
          </draw:text-box>
        </draw:frame>
        <draw:frame draw:style-name="gr4" draw:text-style-name="P2" draw:layer="layout" svg:width="3.46cm" svg:height="2.384cm" svg:x="12.869cm" svg:y="7.225cm">
          <draw:text-box>
            <text:p><text:span text:style-name="T1"><text:s text:c="4"/></text:span><text:span text:style-name="T1">April</text:span></text:p>
            <text:p><text:span text:style-name="T1"><text:s text:c="4"/></text:span><text:span text:style-name="T1">2023</text:span></text:p>
          </draw:text-box>
        </draw:frame>
        <draw:frame draw:style-name="gr5" draw:text-style-name="P5" draw:layer="layout" svg:width="7.358cm" svg:height="3.095cm" svg:x="7.142cm" svg:y="10.6cm">
          <draw:text-box>
            <text:p text:style-name="P3"><text:span text:style-name="T3">www.zellview.net</text:span></text:p>
            <text:p text:style-name="P3"><text:span text:style-name="T3"/></text:p>
            <text:p text:style-name="P3"><text:span text:style-name="T1">zellview dimi 3.1</text:span></text:p>
          </draw:text-box>
        </draw:frame>
        <draw:frame draw:style-name="gr2" draw:text-style-name="P2" draw:layer="layout" svg:width="3.755cm" svg:height="1.824cm" svg:x="5.085cm" svg:y="20.326cm">
          <draw:text-box>
            <text:p><text:span text:style-name="T1">Cinnamon</text:span></text:p>
            <text:p><text:span text:style-name="T1"><text:s text:c="3"/></text:span><text:span text:style-name="T1">64 bit</text:span></text:p>
          </draw:text-box>
        </draw:frame>
        <draw:frame draw:style-name="gr3" draw:text-style-name="P4" draw:layer="layout" svg:width="5.258cm" svg:height="2.384cm" svg:x="8.343cm" svg:y="16.459cm">
          <draw:text-box>
            <text:p text:style-name="P3"><text:span text:style-name="T2">Linux </text:span><text:span text:style-name="T2">mint 21.1</text:span></text:p>
            <text:p text:style-name="P3"><text:span text:style-name="T2">vera</text:span></text:p>
          </draw:text-box>
        </draw:frame>
        <draw:frame draw:style-name="gr4" draw:text-style-name="P2" draw:layer="layout" svg:width="3.46cm" svg:height="2.384cm" svg:x="12.87cm" svg:y="20.326cm">
          <draw:text-box>
            <text:p><text:span text:style-name="T1"><text:s text:c="4"/></text:span><text:span text:style-name="T1">April</text:span></text:p>
            <text:p><text:span text:style-name="T1"><text:s text:c="4"/></text:span><text:span text:style-name="T1">2023</text:span></text:p>
          </draw:text-box>
        </draw:frame>
        <draw:frame draw:style-name="gr5" draw:text-style-name="P5" draw:layer="layout" svg:width="7.358cm" svg:height="3.095cm" svg:x="7.143cm" svg:y="23.701cm">
          <draw:text-box>
            <text:p text:style-name="P3"><text:span text:style-name="T3">www.zellview.</text:span><text:span text:style-name="T3">net</text:span></text:p>
            <text:p text:style-name="P3"><text:span text:style-name="T3"/></text:p>
            <text:p text:style-name="P3"><text:span text:style-name="T1">zellview dimi </text:span><text:span text:style-name="T1">3.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17:51:17.960021041</meta:creation-date>
    <dc:date>2023-04-19T14:13:47.242080331</dc:date>
    <meta:editing-duration>PT12M47S</meta:editing-duration>
    <meta:editing-cycles>5</meta:editing-cycles>
    <meta:generator>LibreOffice/6.4.7.2$Linux_X86_64 LibreOffice_project/40$Build-2</meta:generator>
    <meta:document-statistic meta:object-count="10"/>
  </office:meta>
</office:document-meta>
</file>